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e676" officeooo:paragraph-rsid="0010e676"/>
    </style:style>
    <style:style style:name="P2" style:family="paragraph" style:parent-style-name="Standard">
      <style:text-properties officeooo:rsid="00128edf" officeooo:paragraph-rsid="00128edf"/>
    </style:style>
    <style:style style:name="P3" style:family="paragraph" style:parent-style-name="Standard">
      <style:text-properties officeooo:rsid="001a6cb2" officeooo:paragraph-rsid="001a6cb2"/>
    </style:style>
    <style:style style:name="P4" style:family="paragraph" style:parent-style-name="Standard">
      <style:text-properties officeooo:rsid="001375bb" officeooo:paragraph-rsid="00128edf"/>
    </style:style>
    <style:style style:name="P5" style:family="paragraph" style:parent-style-name="Standard">
      <style:text-properties officeooo:rsid="001bc6a7" officeooo:paragraph-rsid="001bc6a7"/>
    </style:style>
    <style:style style:name="T1" style:family="text">
      <style:text-properties officeooo:rsid="00190d52"/>
    </style:style>
    <style:style style:name="T2" style:family="text">
      <style:text-properties officeooo:rsid="001afbc8"/>
    </style:style>
    <style:style style:name="T3" style:family="text">
      <style:text-properties officeooo:rsid="001c273a"/>
    </style:style>
    <style:style style:name="T4" style:family="text">
      <style:text-properties officeooo:rsid="001dd034"/>
    </style:style>
    <style:style style:name="T5" style:family="text">
      <style:text-properties officeooo:rsid="0022bed3"/>
    </style:style>
    <style:style style:name="T6" style:family="text">
      <style:text-properties officeooo:rsid="0024b63a"/>
    </style:style>
    <style:style style:name="T7" style:family="text">
      <style:text-properties officeooo:rsid="002bbe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<text:s/>Work &amp; Cross Functional Collaboration</text:p>
      <text:p text:style-name="P1"/>
      <text:p text:style-name="P3">- Situation</text:p>
      <text:p text:style-name="P3">- Task</text:p>
      <text:p text:style-name="P3">- Action</text:p>
      <text:p text:style-name="P3">- Result</text:p>
      <text:p text:style-name="P1"/>
      <text:p text:style-name="P1">- <text:span text:style-name="T1">Be able to share each various experience, terrific ideas and information from team-members.</text:span></text:p>
      <text:p text:style-name="P1">- <text:span text:style-name="T1">Be able to produce productive, competitive and creative solutions.</text:span></text:p>
      <text:p text:style-name="P1">- <text:span text:style-name="T1">Should express your positive feelings about teamwork.</text:span></text:p>
      <text:p text:style-name="P2"/>
      <text:p text:style-name="P5">Examples)</text:p>
      <text:p text:style-name="P4">Absolutely, I have always believed working as a part of team is much better than working alone. In many <text:span text:style-name="T7">opinion</text:span>, if I can share information and ideas with a colleague, then <text:span text:style-name="T7">I can</text:span> have a better chance of coming up with creative solutions to problems. In my experience, when I was in the army, I faced many difficult situation. <text:span text:style-name="T3">I had to make decision in serious situation during a virtual war for training. </text:span>Then every time <text:span text:style-name="T3">I</text:span> started listening and sharing team member’s ideas each other carefully and discussed to find the best answer <text:span text:style-name="T3">before I received confirmation to my commander</text:span>. I can’t say that it was always the best answer but it should suggest much easier direction to <text:span text:style-name="T5">deal with</text:span> problems. So, <text:span text:style-name="T2">I am</text:span> sure team work should be required <text:span text:style-name="T4">in many </text:span>workspace, <text:span text:style-name="T6">obtaining many advantages</text:span>. <text:span text:style-name="T4">That is why I prefer team work instead of working alone.</text:span></text:p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6:32:30.249062387</meta:creation-date>
    <dc:date>2018-10-15T14:50:06.867406598</dc:date>
    <meta:editing-duration>PT3H31M33S</meta:editing-duration>
    <meta:editing-cycles>16</meta:editing-cycles>
    <meta:generator>LibreOffice/6.0.6.2$Linux_X86_64 LibreOffice_project/00m0$Build-2</meta:generator>
    <meta:document-statistic meta:table-count="0" meta:image-count="0" meta:object-count="0" meta:page-count="1" meta:paragraph-count="11" meta:word-count="195" meta:character-count="1141" meta:non-whitespace-character-count="954"/>
  </office:meta>
</office:document-meta>
</file>